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5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/>
    </style:style>
    <style:style style:name="P8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9" style:family="paragraph" style:parent-style-name="Standard">
      <style:paragraph-properties fo:break-before="page"/>
      <style:text-properties style:font-name="Calibri"/>
    </style:style>
    <style:style style:name="P10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11" style:family="paragraph" style:parent-style-name="Standard" style:list-style-name="L8">
      <style:text-properties style:font-name="Calibri" style:text-underline-style="none" fo:font-weight="normal" style:font-weight-asian="normal" style:font-weight-complex="normal"/>
    </style:style>
    <style:style style:name="P12" style:family="paragraph" style:parent-style-name="Standard" style:list-style-name="L7">
      <style:text-properties style:font-name="Calibri" style:text-underline-style="none" fo:font-weight="normal" fo:background-color="#ffffff" style:font-weight-asian="normal" style:font-weight-complex="normal"/>
    </style:style>
    <style:style style:name="P13" style:family="paragraph" style:parent-style-name="Standard">
      <style:text-properties style:font-name="Calibri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5" style:family="paragraph" style:parent-style-name="Standard" style:list-style-name="L1">
      <style:text-properties style:font-name="Calibri" fo:font-size="11pt" style:font-size-asian="11pt" style:font-size-complex="11pt"/>
    </style:style>
    <style:style style:name="P16" style:family="paragraph" style:parent-style-name="Standard" style:list-style-name="L2">
      <style:text-properties style:font-name="Calibri" fo:font-size="11pt" style:font-size-asian="11pt" style:font-size-complex="11pt"/>
    </style:style>
    <style:style style:name="P17" style:family="paragraph" style:parent-style-name="Standard" style:list-style-name="L3">
      <style:text-properties style:font-name="Calibri" fo:font-size="11pt" style:font-size-asian="11pt" style:font-size-complex="11pt"/>
    </style:style>
    <style:style style:name="P18" style:family="paragraph" style:parent-style-name="Standard" style:list-style-name="L4">
      <style:text-properties style:font-name="Calibri" fo:font-size="11pt" style:font-size-asian="11pt" style:font-size-complex="11pt"/>
    </style:style>
    <style:style style:name="P19" style:family="paragraph" style:parent-style-name="Standard" style:list-style-name="L2">
      <style:text-properties style:font-name="Calibri" fo:font-size="11pt" fo:background-color="#ffffff" style:font-size-asian="11pt" style:font-size-complex="11pt"/>
    </style:style>
    <style:style style:name="P20" style:family="paragraph" style:parent-style-name="Standard" style:list-style-name="L3">
      <style:text-properties style:font-name="Calibri" fo:font-size="11pt" fo:background-color="#ffffff" style:font-size-asian="11pt" style:font-size-complex="11pt"/>
    </style:style>
    <style:style style:name="P21" style:family="paragraph" style:parent-style-name="Standard" style:list-style-name="L4">
      <style:text-properties style:font-name="Calibri" fo:font-size="11pt" fo:background-color="#ffffff" style:font-size-asian="11pt" style:font-size-complex="11pt"/>
    </style:style>
    <style:style style:name="P22" style:family="paragraph" style:parent-style-name="Standard">
      <style:text-properties style:font-name="Calibri" fo:font-size="11pt" style:text-underline-style="none" style:font-size-asian="11pt" style:font-size-complex="11pt"/>
    </style:style>
    <style:style style:name="P23" style:family="paragraph" style:parent-style-name="Standard" style:list-style-name="L3">
      <style:text-properties style:font-name="Calibri" fo:font-size="11pt" style:text-underline-style="none" style:font-size-asian="11pt" style:font-size-complex="11pt"/>
    </style:style>
    <style:style style:name="P24" style:family="paragraph" style:parent-style-name="Standard" style:list-style-name="L5">
      <style:text-properties style:font-name="Calibri" fo:font-size="11pt" style:text-underline-style="none" style:font-size-asian="11pt" style:font-size-complex="11pt"/>
    </style:style>
    <style:style style:name="P25" style:family="paragraph" style:parent-style-name="Standard" style:list-style-name="L6">
      <style:text-properties style:font-name="Calibri" fo:font-size="11pt" style:text-underline-style="none" style:font-size-asian="11pt" style:font-size-complex="11pt"/>
    </style:style>
    <style:style style:name="P26" style:family="paragraph" style:parent-style-name="Standard" style:list-style-name="L4">
      <style:text-properties style:font-name="Calibri" fo:font-size="11pt" style:text-underline-style="none" fo:background-color="#ffffff" style:font-size-asian="11pt" style:font-size-complex="11pt"/>
    </style:style>
    <style:style style:name="P27" style:family="paragraph" style:parent-style-name="Standard"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28" style:family="paragraph" style:parent-style-name="Standard">
      <style:text-properties fo:color="#0000cc" style:font-name="Calibri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son PARSONS David &amp; Audrey<text:tab/><text:tab/><text:tab/><text:tab/><text:tab/><text:tab/><text:tab/>11/07/2017</text:p>
      <text:p text:style-name="P2">Lotissement «O Clos Laurie » Lot N°01</text:p>
      <text:p text:style-name="P2">Rue de Pellera 01700 LE MAS RILLIER</text:p>
      <text:p text:style-name="P2"/>
      <text:p text:style-name="P8">LOT PLOMBERIE</text:p>
      <text:p text:style-name="P6">Descriptif</text:p>
      <text:p text:style-name="P7"/>
      <text:p text:style-name="P14">Réseau AEP dans le sous-sol (apparent) en multicouches</text:p>
      <text:p text:style-name="P14"/>
      <text:p text:style-name="P28">RDC</text:p>
      <text:p text:style-name="P13">Cuisine</text:p>
      <text:list xml:id="list3649729691167501941" text:style-name="L1">
        <text:list-item>
          <text:p text:style-name="P15">1 évier double : amenée réseaux AEP/EU</text:p>
        </text:list-item>
        <text:list-item>
          <text:p text:style-name="P15">1 lave-vaisselle : amenée réseaux AEP/EU</text:p>
        </text:list-item>
      </text:list>
      <text:p text:style-name="P13"/>
      <text:p text:style-name="P13">Garage (buanderie)</text:p>
      <text:list xml:id="list5840427675254679296" text:style-name="L2">
        <text:list-item>
          <text:p text:style-name="P16">1 lave-linge : amenée réseaux AEP/EU (EU : manchon double positionné de façon à ce que l'on puisse y connecter également le sèche-linge)</text:p>
        </text:list-item>
        <text:list-item>
          <text:p text:style-name="P19">1 évier : amenée réseaux AEP/EU</text:p>
        </text:list-item>
      </text:list>
      <text:p text:style-name="P13"/>
      <text:p text:style-name="P13">WC 1</text:p>
      <text:list xml:id="list5189545932023901722" text:style-name="L3">
        <text:list-item>
          <text:p text:style-name="P17">1 WC suspendu : fourniture et pose + amenée réseaux AEP/EU</text:p>
        </text:list-item>
        <text:list-item>
          <text:p text:style-name="P20">1 lave-mains : amenée réseaux AEP/EU</text:p>
        </text:list-item>
      </text:list>
      <text:p text:style-name="P13"/>
      <text:p text:style-name="P13">SDB 1</text:p>
      <text:list xml:id="list6064282358848493236" text:style-name="L4">
        <text:list-item>
          <text:p text:style-name="P18">1 douche à l'italienne à carreler (receveur type wedi), dimension 126x90, mitigeur thermostatique, douchette et barre de douche : fourniture et pose + amenée réseaux AEP/EU</text:p>
        </text:list-item>
        <text:list-item>
          <text:p text:style-name="P18">1 baignoire 180x80 double dos avec tablier à carreler, mitigeur thermostatique avec douchette et support: fourniture et pose + amenée réseaux AEP/EU</text:p>
        </text:list-item>
        <text:list-item>
          <text:p text:style-name="P21">1 plan vasque simple : amenée réseaux AEP/EU</text:p>
        </text:list-item>
      </text:list>
      <text:p text:style-name="P13"/>
      <text:p text:style-name="P28">R+1</text:p>
      <text:p text:style-name="P22">WC 2</text:p>
      <text:list xml:id="list1441370208" text:continue-list="list5189545932023901722" text:style-name="L3">
        <text:list-item>
          <text:p text:style-name="P23">1 WC suspendu : fourniture et pose + amenée réseaux AEP/EU</text:p>
        </text:list-item>
      </text:list>
      <text:p text:style-name="P22"/>
      <text:p text:style-name="P22">SDB 2</text:p>
      <text:list xml:id="list2031426434" text:continue-list="list6064282358848493236" text:style-name="L4">
        <text:list-item>
          <text:p text:style-name="P18">1 baignoire 170x70 avec tablier à carreler : fourniture (sauf mitigeur) et pose + amenée réseaux AEP/EU</text:p>
        </text:list-item>
        <text:list-item>
          <text:p text:style-name="P26">1 plan vasque simple : amenée réseaux AEP/EU</text:p>
        </text:list-item>
      </text:list>
      <text:p text:style-name="P22"/>
      <text:p text:style-name="P28">EXTERIEUR</text:p>
      <text:p text:style-name="P27"/>
      <text:list xml:id="list3123822769731607333" text:style-name="L5">
        <text:list-item>
          <text:p text:style-name="P24">1 point d'eau à l'Est du garage (robinet en façade)</text:p>
        </text:list-item>
        <text:list-item>
          <text:p text:style-name="P24">1 point d'eau à l'Ouest du garage (robinet en façade)</text:p>
        </text:list-item>
        <text:list-item>
          <text:p text:style-name="P24">1 point d'eau à l'entrée du terrain (prise d'eau enterrée)</text:p>
        </text:list-item>
        <text:list-item>
          <text:p text:style-name="P24">Option récupération EP : Pompe de relevage immergée + raccordement points d'eau extérieur et WC avec commutation automatique sur AEP lorsque la cuve est vide</text:p>
        </text:list-item>
      </text:list>
      <text:p text:style-name="P22"/>
      <text:p text:style-name="P28">SOUS-SOL</text:p>
      <text:list xml:id="list6253792298843446906" text:style-name="L6">
        <text:list-item>
          <text:p text:style-name="P25">1 point d'eau au sous-sol (amenée AEP)</text:p>
        </text:list-item>
        <text:list-item>
          <text:p text:style-name="P25">Chiffrer option évacuation ou attente pour future évacuation (avec pompe de relevage)</text:p>
        </text:list-item>
      </text:list>
      <text:p text:style-name="P9">Maison PARSONS David &amp; Audrey<text:tab/><text:tab/><text:tab/><text:tab/><text:tab/><text:tab/><text:tab/>01/07/2017</text:p>
      <text:p text:style-name="P2">Lotissement «O Clos Laurie » Lot N°01</text:p>
      <text:p text:style-name="P2">Rue de Pellera 01700 LE MAS RILLIER</text:p>
      <text:p text:style-name="P2"/>
      <text:p text:style-name="P8">LOT CVC</text:p>
      <text:p text:style-name="P4">Descriptif</text:p>
      <text:p text:style-name="P2"/>
      <text:p text:style-name="P1"/>
      <text:p text:style-name="P3">Chauffage :</text:p>
      <text:list xml:id="list1012150775424398731" text:style-name="L7">
        <text:list-item>
          <text:p text:style-name="P10">Pompe à chaleur air/eau (+ECS) (prévoir une chaise pour surélévation de l'unité intérieure positionnée au sous-sol)</text:p>
        </text:list-item>
        <text:list-item>
          <text:p text:style-name="P10">Plancher chauffant dans toutes les pièces au RDC et au R+1 (prévoir une boucle indépendante pour chacune des salles de bain)</text:p>
        </text:list-item>
        <text:list-item>
          <text:p text:style-name="P10">Prévoir 1 thermostat filaire pour salon/salle à manger/cuisine</text:p>
        </text:list-item>
        <text:list-item>
          <text:p text:style-name="P10">Prévoir 1 thermostat filaire pour la chambre RDC</text:p>
        </text:list-item>
        <text:list-item>
          <text:p text:style-name="P12">Kit rafraîchissement + attente pour 2 splits (1 salon + 1 chambre RDC)</text:p>
        </text:list-item>
      </text:list>
      <text:p text:style-name="P5"/>
      <text:p text:style-name="P3">Ventilation :</text:p>
      <text:list xml:id="list2070041218357540412" text:style-name="L8">
        <text:list-item>
          <text:p text:style-name="P11">Extraction cuisine avec moteur extérieur</text:p>
        </text:list-item>
        <text:list-item>
          <text:p text:style-name="P11">NB : VMC simple flux dans le lot électric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7-11T22:22:05</dc:date>
    <dc:creator>David Parsons</dc:creator>
    <meta:editing-duration>P1DT21H57M57S</meta:editing-duration>
    <meta:editing-cycles>23</meta:editing-cycles>
    <meta:generator>OpenOffice/4.1.1$Unix OpenOffice.org_project/411m6$Build-9775</meta:generator>
    <meta:document-statistic meta:table-count="0" meta:image-count="0" meta:object-count="0" meta:page-count="2" meta:paragraph-count="48" meta:word-count="403" meta:character-count="2298"/>
  </office:meta>
</office:document-meta>
</file>